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FairMQ experiment software network throughput with 1 FLP</text:p>
          </table:table-cell>
          <table:covered-table-cell table:number-columns-repeated="10"/>
          <table:table-cell table:number-columns-repeated="7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750" calcext:value-type="float">
            <text:p>5875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500" calcext:value-type="float">
            <text:p>59500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000" calcext:value-type="float">
            <text:p>58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750" calcext:value-type="float">
            <text:p>5875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500" calcext:value-type="float">
            <text:p>59500</text:p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8750" calcext:value-type="float">
            <text:p>5875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9500" calcext:value-type="float">
            <text:p>59500</text:p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000" calcext:value-type="float">
            <text:p>58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750" calcext:value-type="float">
            <text:p>5875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9500" calcext:value-type="float">
            <text:p>59500</text:p>
          </table:table-cell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750" calcext:value-type="float">
            <text:p>58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500" calcext:value-type="float">
            <text:p>59500</text:p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000" calcext:value-type="float">
            <text:p>580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8750" calcext:value-type="float">
            <text:p>587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9500" calcext:value-type="float">
            <text:p>59500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750" calcext:value-type="float">
            <text:p>58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9500" calcext:value-type="float">
            <text:p>59500</text:p>
          </table:table-cell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000" calcext:value-type="float">
            <text:p>58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8750" calcext:value-type="float">
            <text:p>587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9500" calcext:value-type="float">
            <text:p>59500</text:p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8750" calcext:value-type="float">
            <text:p>587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9500" calcext:value-type="float">
            <text:p>59500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000" calcext:value-type="float">
            <text:p>58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8750" calcext:value-type="float">
            <text:p>587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9500" calcext:value-type="float">
            <text:p>59500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8750" calcext:value-type="float">
            <text:p>5875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9500" calcext:value-type="float">
            <text:p>59500</text:p>
          </table:table-cell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8750" calcext:value-type="float">
            <text:p>58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9500" calcext:value-type="float">
            <text:p>59500</text:p>
          </table:table-cell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000" calcext:value-type="float">
            <text:p>58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8750" calcext:value-type="float">
            <text:p>58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9500" calcext:value-type="float">
            <text:p>59500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8750" calcext:value-type="float">
            <text:p>587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9500" calcext:value-type="float">
            <text:p>59500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000" calcext:value-type="float">
            <text:p>58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8750" calcext:value-type="float">
            <text:p>5875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9500" calcext:value-type="float">
            <text:p>59500</text:p>
          </table:table-cell>
          <table:table-cell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00" calcext:value-type="float">
            <text:p>58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8750" calcext:value-type="float">
            <text:p>5875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9500" calcext:value-type="float">
            <text:p>59500</text:p>
          </table:table-cell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8750" calcext:value-type="float">
            <text:p>5875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9500" calcext:value-type="float">
            <text:p>59500</text:p>
          </table:table-cell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8750" calcext:value-type="float">
            <text:p>5875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9500" calcext:value-type="float">
            <text:p>59500</text:p>
          </table:table-cell>
          <table:table-cell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8750" calcext:value-type="float">
            <text:p>587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9500" calcext:value-type="float">
            <text:p>59500</text:p>
          </table:table-cell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000" calcext:value-type="float">
            <text:p>5800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8750" calcext:value-type="float">
            <text:p>587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9500" calcext:value-type="float">
            <text:p>59500</text:p>
          </table:table-cell>
          <table:table-cell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750" calcext:value-type="float">
            <text:p>5875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9500" calcext:value-type="float">
            <text:p>59500</text:p>
          </table:table-cell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000" calcext:value-type="float">
            <text:p>58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8750" calcext:value-type="float">
            <text:p>587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9500" calcext:value-type="float">
            <text:p>59500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000" calcext:value-type="float">
            <text:p>58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750" calcext:value-type="float">
            <text:p>587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9500" calcext:value-type="float">
            <text:p>59500</text:p>
          </table:table-cell>
          <table:table-cell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8750" calcext:value-type="float">
            <text:p>5875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9500" calcext:value-type="float">
            <text:p>59500</text:p>
          </table:table-cell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8750" calcext:value-type="float">
            <text:p>587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9500" calcext:value-type="float">
            <text:p>59500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8000" calcext:value-type="float">
            <text:p>580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8750" calcext:value-type="float">
            <text:p>587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9500" calcext:value-type="float">
            <text:p>59500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8000" calcext:value-type="float">
            <text:p>58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8750" calcext:value-type="float">
            <text:p>5875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9500" calcext:value-type="float">
            <text:p>59500</text:p>
          </table:table-cell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8750" calcext:value-type="float">
            <text:p>5875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9500" calcext:value-type="float">
            <text:p>59500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000" calcext:value-type="float">
            <text:p>58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750" calcext:value-type="float">
            <text:p>5875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9500" calcext:value-type="float">
            <text:p>59500</text:p>
          </table:table-cell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000" calcext:value-type="float">
            <text:p>58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8750" calcext:value-type="float">
            <text:p>5875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9500" calcext:value-type="float">
            <text:p>59500</text:p>
          </table:table-cell>
          <table:table-cell office:value-type="float" office:value="133" calcext:value-type="float">
            <text:p>133</text:p>
          </table:table-cell>
          <table:table-cell table:number-columns-repeated="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 table:number-columns-spanned="11" table:number-rows-spanned="1">
            <text:p>FairMQ experiment software network throughput with 2 FLP</text:p>
          </table:table-cell>
          <table:covered-table-cell table:number-columns-repeated="10"/>
          <table:table-cell table:number-columns-repeated="7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00" calcext:value-type="float">
            <text:p>290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75" calcext:value-type="float">
            <text:p>29375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00" calcext:value-type="float">
            <text:p>2900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375" calcext:value-type="float">
            <text:p>2937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750" calcext:value-type="float">
            <text:p>29750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000" calcext:value-type="float">
            <text:p>2900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375" calcext:value-type="float">
            <text:p>2937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750" calcext:value-type="float">
            <text:p>29750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000" calcext:value-type="float">
            <text:p>29000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375" calcext:value-type="float">
            <text:p>29375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750" calcext:value-type="float">
            <text:p>29750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000" calcext:value-type="float">
            <text:p>2900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375" calcext:value-type="float">
            <text:p>29375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750" calcext:value-type="float">
            <text:p>29750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000" calcext:value-type="float">
            <text:p>290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375" calcext:value-type="float">
            <text:p>29375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750" calcext:value-type="float">
            <text:p>29750</text:p>
          </table:table-cell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000" calcext:value-type="float">
            <text:p>2900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375" calcext:value-type="float">
            <text:p>2937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750" calcext:value-type="float">
            <text:p>29750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00" calcext:value-type="float">
            <text:p>2900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375" calcext:value-type="float">
            <text:p>2937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750" calcext:value-type="float">
            <text:p>29750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00" calcext:value-type="float">
            <text:p>2900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375" calcext:value-type="float">
            <text:p>29375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750" calcext:value-type="float">
            <text:p>29750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000" calcext:value-type="float">
            <text:p>29000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375" calcext:value-type="float">
            <text:p>2937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750" calcext:value-type="float">
            <text:p>29750</text:p>
          </table:table-cell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000" calcext:value-type="float">
            <text:p>29000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9375" calcext:value-type="float">
            <text:p>2937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9750" calcext:value-type="float">
            <text:p>29750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000" calcext:value-type="float">
            <text:p>290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375" calcext:value-type="float">
            <text:p>2937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750" calcext:value-type="float">
            <text:p>29750</text:p>
          </table:table-cell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000" calcext:value-type="float">
            <text:p>29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375" calcext:value-type="float">
            <text:p>2937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000" calcext:value-type="float">
            <text:p>2900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9375" calcext:value-type="float">
            <text:p>2937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000" calcext:value-type="float">
            <text:p>2900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9375" calcext:value-type="float">
            <text:p>2937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000" calcext:value-type="float">
            <text:p>290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75" calcext:value-type="float">
            <text:p>2937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000" calcext:value-type="float">
            <text:p>2900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9375" calcext:value-type="float">
            <text:p>29375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000" calcext:value-type="float">
            <text:p>2900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375" calcext:value-type="float">
            <text:p>293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000" calcext:value-type="float">
            <text:p>2900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9375" calcext:value-type="float">
            <text:p>2937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000" calcext:value-type="float">
            <text:p>2900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375" calcext:value-type="float">
            <text:p>2937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000" calcext:value-type="float">
            <text:p>290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375" calcext:value-type="float">
            <text:p>2937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000" calcext:value-type="float">
            <text:p>2900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9375" calcext:value-type="float">
            <text:p>29375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000" calcext:value-type="float">
            <text:p>290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9375" calcext:value-type="float">
            <text:p>2937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000" calcext:value-type="float">
            <text:p>2900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9375" calcext:value-type="float">
            <text:p>2937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000" calcext:value-type="float">
            <text:p>2900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9375" calcext:value-type="float">
            <text:p>2937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000" calcext:value-type="float">
            <text:p>29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9375" calcext:value-type="float">
            <text:p>29375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000" calcext:value-type="float">
            <text:p>2900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9375" calcext:value-type="float">
            <text:p>2937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000" calcext:value-type="float">
            <text:p>2900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375" calcext:value-type="float">
            <text:p>29375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00" calcext:value-type="float">
            <text:p>29000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9375" calcext:value-type="float">
            <text:p>2937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000" calcext:value-type="float">
            <text:p>2900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9375" calcext:value-type="float">
            <text:p>2937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9750" calcext:value-type="float">
            <text:p>29750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 table:number-columns-spanned="11" table:number-rows-spanned="1">
            <text:p>FairMQ experiment software network throughput with 3 FLP</text:p>
          </table:table-cell>
          <table:covered-table-cell table:number-columns-repeated="10"/>
          <table:table-cell table:number-columns-repeated="7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/>
          <table:table-cell office:value-type="string" calcext:value-type="string">
            <text:p>Run #</text:p>
          </table:table-cell>
          <table:table-cell office:value-type="string" calcext:value-type="string">
            <text:p>Messages size</text:p>
          </table:table-cell>
          <table:table-cell office:value-type="string" calcext:value-type="string">
            <text:p>Misse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33" calcext:value-type="float">
            <text:p>19333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6000" calcext:value-type="float">
            <text:p>26000</text:p>
          </table:table-cell>
          <table:table-cell office:value-type="float" office:value="1349" calcext:value-type="float">
            <text:p>134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333" calcext:value-type="float">
            <text:p>1933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6000" calcext:value-type="float">
            <text:p>260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08:39:07.781649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49:27.252650081</meta:creation-date>
    <dc:date>2018-12-05T10:13:03.313116468</dc:date>
    <meta:editing-duration>PT2H46M56S</meta:editing-duration>
    <meta:editing-cycles>34</meta:editing-cycles>
    <meta:generator>LibreOffice/6.0.7.3.0$Linux_X86_64 LibreOffice_project/00m0$Build-3</meta:generator>
    <meta:document-statistic meta:table-count="1" meta:cell-count="704" meta:object-count="0"/>
  </office:meta>
</office:document-meta>
</file>